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pl" fo:country="PL" style:font-size-asian="20pt" style:font-size-complex="20pt"/>
    </style:style>
    <style:style style:name="P2" style:family="paragraph" style:parent-style-name="Standard">
      <style:text-properties fo:font-size="16pt" fo:language="pl" fo:country="PL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master-page-name="MP0">
      <style:paragraph-properties style:page-number="auto" fo:break-before="page"/>
      <style:text-properties fo:font-size="24pt" fo:language="pl" fo:country="PL" style:font-size-asian="24pt" style:font-size-complex="24pt"/>
    </style:style>
    <style:style style:name="P5" style:family="paragraph" style:parent-style-name="Standard" style:list-style-name="L1">
      <style:text-properties fo:font-size="16pt" fo:language="pl" fo:country="PL" style:font-size-asian="16pt" style:font-size-complex="16pt"/>
    </style:style>
    <style:style style:name="P6" style:family="paragraph" style:parent-style-name="Standard" style:list-style-name="L3">
      <style:text-properties fo:font-size="16pt" fo:language="pl" fo:country="PL" style:font-size-asian="16pt" style:font-size-complex="16pt"/>
    </style:style>
    <style:style style:name="P7" style:family="paragraph" style:parent-style-name="Standard" style:list-style-name="L3">
      <style:text-properties fo:font-size="16pt" style:font-size-asian="16pt" style:font-size-complex="16pt"/>
    </style:style>
    <style:style style:name="P8" style:family="paragraph" style:parent-style-name="Standard" style:list-style-name="L2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T1" style:family="text">
      <style:text-properties fo:font-size="16pt" fo:language="pl" fo:country="PL" style:font-size-asian="16pt" style:font-size-complex="16pt"/>
    </style:style>
    <style:style style:name="T2" style:family="text">
      <style:text-properties fo:font-size="16pt" fo:language="pl" fo:country="PL" fo:font-style="italic" style:font-size-asian="16pt" style:font-style-asian="italic" style:font-size-complex="16pt" style:font-style-complex="itali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awansowane metody wizualizacji danych</text:p>
      <text:p text:style-name="P1">Tematy projektów</text:p>
      <text:p text:style-name="P2"/>
      <text:p text:style-name="P1">Projekt 2.</text:p>
      <text:p text:style-name="P2">Liniowa analiza dyskryminacyjna (ang. Linear Discriminant Analysis (LDA)).</text:p>
      <text:p text:style-name="P2">Zbiór danych: wines (wbydowany w R, Matlab).</text:p>
      <text:p text:style-name="P2">Zadanie: wizualizacja i klasteryzacja.</text:p>
      <text:p text:style-name="P2">Algorytmy:</text:p>
      <text:list xml:id="list133227773262184" text:style-name="L1">
        <text:list-item>
          <text:p text:style-name="P5">wizualizacja – LDA</text:p>
        </text:list-item>
      </text:list>
      <text:list xml:id="list724730947" text:style-name="L4">
        <text:list-item>
          <text:p text:style-name="P9"><text:span text:style-name="Domyślna_20_czcionka_20_akapitu"><text:span text:style-name="T1">klasteryzacja – </text:span></text:span><text:span text:style-name="Domyślna_20_czcionka_20_akapitu"><text:span text:style-name="T2">k</text:span></text:span><text:span text:style-name="Domyślna_20_czcionka_20_akapitu"><text:span text:style-name="T1">-średnich</text:span></text:span></text:p>
        </text:list-item>
      </text:list>
      <text:p text:style-name="Standard"><text:span text:style-name="Domyślna_20_czcionka_20_akapitu"><text:span text:style-name="T1">W projekcie należy przeprowadzić proces wizualizacji danych z wykorzystaniem algorytmu LDA, a następnie proces klasteryzacji danych z wykorzystaniem algorytmu </text:span></text:span><text:span text:style-name="Domyślna_20_czcionka_20_akapitu"><text:span text:style-name="T2">k</text:span></text:span><text:span text:style-name="Domyślna_20_czcionka_20_akapitu"><text:span text:style-name="T1">-średnich. Jakość wizualizacji będzie oceniona na podstawie dokładności i trafności klasteryzacji przeprowadzonej po wizualizacji, w przestrzeni dwuwymiarowej wizualizacji. Oceny wyników klasteryzacji należy dokonać uwzględniając początkową, wstępną informację na temat przynależności określonych wzorców do klas (indeks zewnętrzny), a także z wykorzystaniem indeksu Dunna (indeks wewnętrzny). Liczba klastrów w procesie klasteryzacji z użyciem techniki </text:span></text:span><text:span text:style-name="Domyślna_20_czcionka_20_akapitu"><text:span text:style-name="T2">k</text:span></text:span><text:span text:style-name="Domyślna_20_czcionka_20_akapitu"><text:span text:style-name="T1">-średnich powinna być równa liczbie klas w analizowanym zbiorze danych.</text:span></text:span></text:p>
      <text:p text:style-name="P2">Wyniki wizualizacji z wykorzystaniem algorytmu LDA należy porównać z wynikami otrzymanymi z wykorzystaniem metody PCA.</text:p>
      <text:p text:style-name="P2"/>
      <text:p text:style-name="P2">Punktacja:</text:p>
      <text:p text:style-name="P2"/>
      <text:list xml:id="list133228070669966" text:style-name="L3">
        <text:list-item>
          <text:p text:style-name="P7">implementacja – 10 puktów</text:p>
        </text:list-item>
        <text:list-item>
          <text:p text:style-name="P7">wygenerowanie wizualizacji danych – 5 punktów</text:p>
        </text:list-item>
        <text:list-item>
          <text:p text:style-name="P7">omówienie, ocena i charakterystyka wyników wizualizacji danych – 5 punktów</text:p>
        </text:list-item>
        <text:list-item>
          <text:p text:style-name="P6">przygotowanie sprawozdania – 5 punktów.</text:p>
        </text:list-item>
      </text:list>
      <text:p text:style-name="P2"/>
      <text:p text:style-name="P2">Termin oddania: 25.11.21.</text:p>
      <text:p text:style-name="P2"/>
      <text:p text:style-name="P1">Projekt 3.</text:p>
      <text:p text:style-name="P2">Mapa samoorganizująca się (ang. Self-Organizing Map (SOM)).</text:p>
      <text:p text:style-name="P2">Zbiór danych: wines (wbydowany w R, Matlab).</text:p>
      <text:p text:style-name="P2"><text:soft-page-break/>Zadanie: wizualizacja i klasteryzacja.</text:p>
      <text:p text:style-name="P2">Algorytmy:</text:p>
      <text:list xml:id="list133228720050071" text:style-name="L1">
        <text:list-item>
          <text:p text:style-name="P5">wizualizacja – SOM</text:p>
        </text:list-item>
      </text:list>
      <text:list xml:id="list302457066" text:style-name="L5">
        <text:list-item>
          <text:p text:style-name="P10"><text:span text:style-name="Domyślna_20_czcionka_20_akapitu"><text:span text:style-name="T1">klasteryzacja – </text:span></text:span><text:span text:style-name="Domyślna_20_czcionka_20_akapitu"><text:span text:style-name="T2">k</text:span></text:span><text:span text:style-name="Domyślna_20_czcionka_20_akapitu"><text:span text:style-name="T1">-średnich</text:span></text:span></text:p>
        </text:list-item>
      </text:list>
      <text:p text:style-name="Standard"><text:span text:style-name="Domyślna_20_czcionka_20_akapitu"><text:span text:style-name="T1">W projekcie należy przeprowadzić proces wizualizacji danych z wykorzystaniem podejścia SOM, a następnie proces klasteryzacji danych z wykorzystaniem algorytmu </text:span></text:span><text:span text:style-name="Domyślna_20_czcionka_20_akapitu"><text:span text:style-name="T2">k</text:span></text:span><text:span text:style-name="Domyślna_20_czcionka_20_akapitu"><text:span text:style-name="T1">-średnich. Jakość wizualizacji będzie oceniona na podstawie dokładności i trafności klasteryzacji przeprowadzonej po wizualizacji, w przestrzeni dwuwymiarowej wizualizacji. Oceny wyników klasteryzacji należy dokonać uwzględniając początkową, wstępną informację na temat przynależności określonych wzorców do klas (indeks zewnętrzny), a także z wykorzystaniem indeksu Dunna (indeks wewnętrzny). Liczba klastrów w procesie klasteryzacji z użyciem techniki </text:span></text:span><text:span text:style-name="Domyślna_20_czcionka_20_akapitu"><text:span text:style-name="T2">k</text:span></text:span><text:span text:style-name="Domyślna_20_czcionka_20_akapitu"><text:span text:style-name="T1">-średnich powinna być równa liczbie klas w analizowanym zbiorze danych.</text:span></text:span></text:p>
      <text:p text:style-name="P2">Wyniki wizualizacji z wykorzystaniem techniki SOM należy porównać z wynikami otrzymanymi z wykorzystaniem metod PCA i LDA.</text:p>
      <text:p text:style-name="P2"/>
      <text:p text:style-name="P2">Punktacja:</text:p>
      <text:p text:style-name="P2"/>
      <text:list xml:id="list133228277014217" text:style-name="L3">
        <text:list-item>
          <text:p text:style-name="P7">implementacja – 10 puktów</text:p>
        </text:list-item>
        <text:list-item>
          <text:p text:style-name="P7">wygenerowanie wizualizacji danych – 5 punktów</text:p>
        </text:list-item>
        <text:list-item>
          <text:p text:style-name="P7">omówienie, ocena i charakterystyka wyników wizualizacji danych – 5 punktów</text:p>
        </text:list-item>
        <text:list-item>
          <text:p text:style-name="P6">przygotowanie sprawozdania – 5 punktów.</text:p>
        </text:list-item>
      </text:list>
      <text:p text:style-name="P2"/>
      <text:p text:style-name="P2">Termin oddania: 16.12.21.</text:p>
      <text:p text:style-name="P2"/>
      <text:p text:style-name="P1">Projekt 4.</text:p>
      <text:p text:style-name="P2">Neighborhood Retrieval Visualizer (NeRV).</text:p>
      <text:p text:style-name="P2">Zbiór danych: wines (wbydowany w R, Matlab).</text:p>
      <text:p text:style-name="P2">Zadanie: wizualizacja i klasteryzacja.</text:p>
      <text:p text:style-name="P2">Algorytmy:</text:p>
      <text:list xml:id="list133229293988031" text:style-name="L1">
        <text:list-item>
          <text:p text:style-name="P5">wizualizacja – NeRV</text:p>
        </text:list-item>
      </text:list>
      <text:list xml:id="list2329873078" text:style-name="L6">
        <text:list-item>
          <text:p text:style-name="P11"><text:span text:style-name="Domyślna_20_czcionka_20_akapitu"><text:span text:style-name="T1">klasteryzacja – </text:span></text:span><text:span text:style-name="Domyślna_20_czcionka_20_akapitu"><text:span text:style-name="T2">k</text:span></text:span><text:span text:style-name="Domyślna_20_czcionka_20_akapitu"><text:span text:style-name="T1">-średnich</text:span></text:span></text:p>
        </text:list-item>
      </text:list>
      <text:p text:style-name="Standard"><text:span text:style-name="Domyślna_20_czcionka_20_akapitu"><text:span text:style-name="T1">W projekcie należy przeprowadzić proces wizualizacji danych z wykorzystaniem algorytmu NeRV, a następnie proces klasteryzacji danych z wykorzystaniem algorytmu </text:span></text:span><text:span text:style-name="Domyślna_20_czcionka_20_akapitu"><text:span text:style-name="T2">k</text:span></text:span><text:span text:style-name="Domyślna_20_czcionka_20_akapitu"><text:span text:style-name="T1">-średnich. Jakość wizualizacji będzie oceniona na podstawie dokładności i trafności klasteryzacji </text:span></text:span><text:soft-page-break/><text:span text:style-name="Domyślna_20_czcionka_20_akapitu"><text:span text:style-name="T1">przeprowadzonej po wizualizacji, w przestrzeni dwuwymiarowej wizualizacji. Oceny wyników klasteryzacji należy dokonać uwzględniając początkową, wstępną informację na temat przynależności określonych wzorców do klas (indeks zewnętrzny), a także z wykorzystaniem indeksu Dunna (indeks wewnętrzny). Liczba klastrów w procesie klasteryzacji z użyciem techniki </text:span></text:span><text:span text:style-name="Domyślna_20_czcionka_20_akapitu"><text:span text:style-name="T2">k</text:span></text:span><text:span text:style-name="Domyślna_20_czcionka_20_akapitu"><text:span text:style-name="T1">-średnich powinna być równa liczbie klas w analizowanym zbiorze danych.</text:span></text:span></text:p>
      <text:p text:style-name="P2">Wyniki wizualizacji z wykorzystaniem algorytmu NeRV należy porównać z wynikami otrzymanymi z wykorzystaniem metod PCA, LDA oraz SOM.</text:p>
      <text:p text:style-name="P2"/>
      <text:p text:style-name="P2">Punktacja:</text:p>
      <text:p text:style-name="P2"/>
      <text:list xml:id="list133227680089734" text:style-name="L3">
        <text:list-item>
          <text:p text:style-name="P7">implementacja – 10 puktów</text:p>
        </text:list-item>
        <text:list-item>
          <text:p text:style-name="P7">wygenerowanie wizualizacji danych – 5 punktów</text:p>
        </text:list-item>
        <text:list-item>
          <text:p text:style-name="P7">omówienie, ocena i charakterystyka wyników wizualizacji danych – 5 punktów</text:p>
        </text:list-item>
        <text:list-item>
          <text:p text:style-name="P6">przygotowanie sprawozdania – 5 punktów.</text:p>
        </text:list-item>
      </text:list>
      <text:p text:style-name="P2"/>
      <text:p text:style-name="P2">Termin oddania: 6.01.22.</text:p>
      <text:p text:style-name="P2"/>
      <text:p text:style-name="Standard"><text:span text:style-name="Domyślna_20_czcionka_20_akapitu"><text:span text:style-name="T1">Łącznie za zajęcia projektowe, będące częścią przedmiotu „Zaawansowane metody wizualizacji danych” otrzymać można 100 punktów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Nagłówek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1" style:display-name="WW_CharLFO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2" style:display-name="WW_CharLFO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3" style:display-name="WW_CharLFO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4" style:display-name="WW_CharLFO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5" style:display-name="WW_CharLFO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6" style:display-name="WW_CharLFO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7" style:display-name="WW_CharLFO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8" style:display-name="WW_CharLFO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9" style:display-name="WW_CharLFO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1" style:display-name="WW_CharLFO6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2" style:display-name="WW_CharLFO6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3" style:display-name="WW_CharLFO6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4" style:display-name="WW_CharLFO6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5" style:display-name="WW_CharLFO6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6" style:display-name="WW_CharLFO6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7" style:display-name="WW_CharLFO6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8" style:display-name="WW_CharLFO6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6LVL9" style:display-name="WW_CharLFO6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09-04-16T11:32:00Z</meta:creation-date>
    <dc:date>2021-11-10T13:32:56.792000000</dc:date>
    <meta:editing-cycles>17</meta:editing-cycles>
    <meta:editing-duration>PT53M29S</meta:editing-duration>
    <meta:document-statistic meta:table-count="0" meta:image-count="0" meta:object-count="0" meta:page-count="3" meta:paragraph-count="48" meta:word-count="480" meta:character-count="3896" meta:non-whitespace-character-count="346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